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3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3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6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3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5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6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7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8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9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0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1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2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3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94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95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96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97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8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9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52dd2"/>
    </style:style>
    <style:style style:name="T6" style:family="text">
      <style:text-properties officeooo:rsid="003657f8"/>
    </style:style>
    <style:style style:name="T7" style:family="text">
      <style:text-properties officeooo:rsid="0037662c"/>
    </style:style>
    <style:style style:name="T8" style:family="text">
      <style:text-properties officeooo:rsid="0038b3b2"/>
    </style:style>
    <style:style style:name="T9" style:family="text">
      <style:text-properties officeooo:rsid="0038c462"/>
    </style:style>
    <style:style style:name="T10" style:family="text">
      <style:text-properties officeooo:rsid="003bc479"/>
    </style:style>
    <style:style style:name="T11" style:family="text">
      <style:text-properties officeooo:rsid="003f1dc5"/>
    </style:style>
    <style:style style:name="T12" style:family="text">
      <style:text-properties officeooo:rsid="0040757e"/>
    </style:style>
    <style:style style:name="T13" style:family="text">
      <style:text-properties fo:font-style="italic"/>
    </style:style>
    <style:style style:name="T14" style:family="text">
      <style:text-properties fo:font-style="italic" officeooo:rsid="0040757e"/>
    </style:style>
    <style:style style:name="T15" style:family="text">
      <style:text-properties fo:font-style="normal" officeooo:rsid="0040757e" style:font-style-asian="normal" style:font-style-complex="normal"/>
    </style:style>
    <style:style style:name="T16" style:family="text">
      <style:text-properties fo:font-style="normal" officeooo:rsid="004272e1" style:font-style-asian="normal" style:font-style-complex="normal"/>
    </style:style>
    <style:style style:name="T17" style:family="text">
      <style:text-properties officeooo:rsid="0043f962"/>
    </style:style>
    <style:style style:name="T18" style:family="text">
      <style:text-properties officeooo:rsid="00457e07"/>
    </style:style>
    <style:style style:name="T19" style:family="text">
      <style:text-properties officeooo:rsid="00470da4"/>
    </style:style>
    <style:style style:name="T20" style:family="text">
      <style:text-properties officeooo:rsid="0048e8fc"/>
    </style:style>
    <style:style style:name="T21" style:family="text">
      <style:text-properties officeooo:rsid="004cdb9e"/>
    </style:style>
    <style:style style:name="T22" style:family="text">
      <style:text-properties officeooo:rsid="004ee902"/>
    </style:style>
    <style:style style:name="T23" style:family="text">
      <style:text-properties officeooo:rsid="001c4405" fo:background-color="transparent" loext:char-shading-value="0"/>
    </style:style>
    <style:style style:name="T24" style:family="text">
      <style:text-properties officeooo:rsid="004d5e6c" fo:background-color="transparent" loext:char-shading-value="0"/>
    </style:style>
    <style:style style:name="T25" style:family="text">
      <style:text-properties officeooo:rsid="00518a67"/>
    </style:style>
    <style:style style:name="T26" style:family="text">
      <style:text-properties officeooo:rsid="005338cd"/>
    </style:style>
    <style:style style:name="T27" style:family="text">
      <style:text-properties officeooo:rsid="00579fa2"/>
    </style:style>
    <style:style style:name="T28" style:family="text">
      <style:text-properties officeooo:rsid="00596488"/>
    </style:style>
    <style:style style:name="T29" style:family="text">
      <style:text-properties officeooo:rsid="005b0419"/>
    </style:style>
    <style:style style:name="T30" style:family="text">
      <style:text-properties officeooo:rsid="005bc5cb"/>
    </style:style>
    <style:style style:name="T31" style:family="text">
      <style:text-properties officeooo:rsid="005d5d36"/>
    </style:style>
    <style:style style:name="T32" style:family="text">
      <style:text-properties officeooo:rsid="005f81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4141159994460958934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1520124742592996845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41450791332374" text:continue-list="list4141159994460958934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4252341526954906984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5">exoplanets</text:span></text:p>
            </text:list-item>
            <text:list-item>
              <text:p text:style-name="P11">Leftovers: have 10 EPs -&gt; <text:span text:style-name="T5">text </text:span>first ancestors</text:p>
            </text:list-item>
          </text:list>
        </text:list-item>
      </text:list>
      <text:list xml:id="list141450834852676" text:continue-list="list14145079133237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883987651348279018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4148815935482814174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41451298842771" text:continue-list="list883987651348279018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6026431158717142960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8">img</text:span> <text:span text:style-name="T8">T</text:span>ubu orientation</text:p>
            </text:list-item>
          </text:list>
        </text:list-item>
      </text:list>
      <text:list xml:id="list141451180801120" text:continue-list="list141451298842771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615565857650676712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8">(àrea)</text:span></text:p>
            </text:list-item>
            <text:list-item>
              <text:p text:style-name="P16">Reproduction <text:span text:style-name="T28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4933263895145737477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41452671053562" text:continue-list="list8615565857650676712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2043209439163042730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8">img</text:span> Beagle and Darwin</text:p>
            </text:list-item>
            <text:list-item>
              <text:p text:style-name="P19">The hard way: have 10 EPs →<text:span text:style-name="T7"> text reproduction in hunter gatherers</text:span></text:p>
            </text:list-item>
          </text:list>
        </text:list-item>
      </text:list>
      <text:list xml:id="list141452537889529" text:continue-list="list141452671053562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5479726501140819735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8">(àrea)</text:span></text:p>
            </text:list-item>
            <text:list-item>
              <text:p text:style-name="P21">Reproduction <text:span text:style-name="T28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812616608109694972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41451918187566" text:continue-list="list5479726501140819735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7345034591328369933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9">txt </text:span>Origins of technology and language </text:p>
            </text:list-item>
            <text:list-item>
              <text:p text:style-name="P24"><text:span text:style-name="T6">Tech nerd: No Boosts </text:span>-&gt;<text:span text:style-name="T6"> txt </text:span>quote Feynman</text:p>
            </text:list-item>
          </text:list>
        </text:list-item>
      </text:list>
      <text:list xml:id="list141452218260851" text:continue-list="list141451918187566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4483152944807121553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8">(àrea)</text:span></text:p>
            </text:list-item>
            <text:list-item>
              <text:p text:style-name="P26">Reproduction <text:span text:style-name="T28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5700935423163011805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41452631833540" text:continue-list="list4483152944807121553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2955020319384965245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9">txt Ficció sobre Neanderthals</text:span></text:p>
            </text:list-item>
            <text:list-item>
              <text:p text:style-name="P84">You are not the first one: <text:span text:style-name="T25">arribar </text:span><text:s/>-&gt; img vikings, <text:span text:style-name="T26">arribar al nord-est</text:span></text:p>
            </text:list-item>
          </text:list>
        </text:list-item>
      </text:list>
      <text:list xml:id="list141452846923147" text:continue-list="list141452631833540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18335520727438919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8">(àrea)</text:span></text:p>
            </text:list-item>
            <text:list-item>
              <text:p text:style-name="P29">Reproduction <text:span text:style-name="T28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489049221165014987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41451315173474" text:continue-list="list18335520727438919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9063422195075718946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9">img </text:span>Hybridation Neanderthals</text:p>
            </text:list-item>
            <text:list-item>
              <text:p text:style-name="P85">I am not an animal!: Have 10 Eps -<text:span text:style-name="T11">&gt;</text:span> <text:span text:style-name="T9">img orcas </text:span>culture is not only human</text:p>
            </text:list-item>
          </text:list>
        </text:list-item>
      </text:list>
      <text:p text:style-name="P4"/>
      <text:list xml:id="list141452228695350" text:continue-list="list141451315173474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6857822342970541067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8">(global)</text:span></text:p>
            </text:list-item>
            <text:list-item>
              <text:p text:style-name="P33">Resistance <text:span text:style-name="T28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6882322124288182805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41452142444536" text:continue-list="list6857822342970541067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036460835369915108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0">img warfare</text:span></text:p>
            </text:list-item>
            <text:list-item>
              <text:p text:style-name="P86">The world on horseback: creuar muntanyes pel nord-&gt; txt quote genghis khan</text:p>
            </text:list-item>
          </text:list>
        </text:list-item>
      </text:list>
      <text:list xml:id="list141452485512239" text:continue-list="list141452142444536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2222777343498271686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8">(àrea)</text:span></text:p>
            </text:list-item>
            <text:list-item>
              <text:p text:style-name="P36">Reproduction <text:span text:style-name="T28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8133069825215980776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41452579415488" text:continue-list="list2222777343498271686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15826277381549269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7">Ice and fire: 10 eps → img igloo</text:p>
            </text:list-item>
          </text:list>
        </text:list-item>
      </text:list>
      <text:list xml:id="list141452688461511" text:continue-list="list141452579415488" text:style-name="L22">
        <text:list-header>
          <text:p text:style-name="P36"/>
        </text:list-header>
        <text:list-item>
          <text:p text:style-name="P36">Story:</text:p>
        </text:list-item>
      </text:list>
      <text:list xml:id="list5920858879785117852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4132374673666635551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8">(global)</text:span></text:p>
            </text:list-item>
            <text:list-item>
              <text:p text:style-name="P40">Influence <text:span text:style-name="T28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828420258536516814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41452420410127" text:continue-list="list4132374673666635551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7887580036035297878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7">txt mohawk treballadors</text:span></text:p>
            </text:list-item>
          </text:list>
        </text:list-item>
      </text:list>
      <text:list xml:id="list141451925961054" text:continue-list="list141452420410127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5144678002313412715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41451684915626" text:continue-numbering="true" text:style-name="L29">
        <text:list-item>
          <text:p text:style-name="P43">Poders:</text:p>
          <text:list>
            <text:list-item>
              <text:p text:style-name="P44">Reproduction <text:span text:style-name="T28">(global)</text:span></text:p>
            </text:list-item>
            <text:list-item>
              <text:p text:style-name="P88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00411772280540372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41451727323798" text:continue-list="list141451684915626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3864599655838122806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0">Half Way: no boosts</text:span>-<text:span text:style-name="T12">&gt; txt quote Neil deGrasse Tyson</text:span></text:p>
            </text:list-item>
          </text:list>
        </text:list-item>
      </text:list>
      <text:list xml:id="list141452372971593" text:continue-list="list141451727323798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3482320333975584062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8">(àrea)</text:span></text:p>
            </text:list-item>
            <text:list-item>
              <text:p text:style-name="P48">Mobility <text:span text:style-name="T28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240945594518081804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41451155673437" text:continue-list="list3482320333975584062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6782047637196336335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8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41452188213136" text:continue-list="list141451155673437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365151191522975117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8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29">(global)</text:span></text:p>
            </text:list-item>
            <text:list-item>
              <text:p text:style-name="P52"><text:span text:style-name="T32">Mobility (area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7417668344060342986" text:style-name="L36">
        <text:list-item>
          <text:list>
            <text:list-item>
              <text:p text:style-name="P53">Resources </text:p>
            </text:list-item>
            <text:list-item>
              <text:p text:style-name="P97">Dispersal</text:p>
            </text:list-item>
          </text:list>
        </text:list-item>
      </text:list>
      <text:list xml:id="list141452566317074" text:continue-list="list6365151191522975117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2915795176520334350" text:style-name="L37">
        <text:list-item>
          <text:list>
            <text:list-item>
              <text:p text:style-name="P54">?? : Success -&gt; Dibuix</text:p>
            </text:list-item>
            <text:list-item>
              <text:p text:style-name="P99"><text:span text:style-name="T18">Perfection 12</text:span> : Perfect →<text:span text:style-name="T22"> txt sky burials</text:span></text:p>
            </text:list-item>
            <text:list-item>
              <text:p text:style-name="P89">Do they have gills? No boost: <text:span text:style-name="T23">-&gt; </text:span><text:span text:style-name="T24">img sama bajau bucejadors</text:span></text:p>
            </text:list-item>
          </text:list>
        </text:list-item>
      </text:list>
      <text:list xml:id="list141452352983391" text:continue-list="list141452566317074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8748416757307684442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29">(àrea)</text:span></text:p>
            </text:list-item>
            <text:list-item>
              <text:p text:style-name="P55">Influence <text:span text:style-name="T29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5366583209276450404" text:style-name="L39">
        <text:list-item>
          <text:list>
            <text:list-item>
              <text:p text:style-name="P56">Resources</text:p>
            </text:list-item>
            <text:list-item>
              <text:p text:style-name="P56">Dispersal</text:p>
            </text:list-item>
            <text:list-item>
              <text:p text:style-name="P56">Resources</text:p>
            </text:list-item>
          </text:list>
        </text:list-item>
      </text:list>
      <text:list xml:id="list141452321887243" text:continue-list="list8748416757307684442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8590994898331056983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8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41451507245140" text:continue-list="list141452321887243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2604725716566251674" text:style-name="L41">
        <text:list-item>
          <text:p text:style-name="P59">Aconseguir un recurs que no es té a través de warfare mentre una tercera població també el vol</text:p>
          <text:p text:style-name="P59"/>
        </text:list-item>
        <text:list-item>
          <text:p text:style-name="P59">Atributs:</text:p>
          <text:list>
            <text:list-item>
              <text:p text:style-name="P59">Trade</text:p>
            </text:list-item>
            <text:list-item>
              <text:p text:style-name="P59">Warfare</text:p>
            </text:list-item>
            <text:list-item>
              <text:p text:style-name="P59">Reproduction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Mobility <text:span text:style-name="T29">(àrea)</text:span></text:p>
            </text:list-item>
            <text:list-item>
              <text:p text:style-name="P59">Influence <text:span text:style-name="T29">(global)</text:span>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5183850013915808493" text:style-name="L42">
        <text:list-item>
          <text:list>
            <text:list-item>
              <text:p text:style-name="P60">Dispersal</text:p>
            </text:list-item>
            <text:list-item>
              <text:p text:style-name="P60">Population</text:p>
            </text:list-item>
            <text:list-item>
              <text:p text:style-name="P60">Resources</text:p>
            </text:list-item>
          </text:list>
        </text:list-item>
      </text:list>
      <text:list xml:id="list141451014633240" text:continue-list="list2604725716566251674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4080567367520197990" text:style-name="L43">
        <text:list-item>
          <text:list>
            <text:list-item>
              <text:p text:style-name="P61">?? : Success -&gt; Dibuix</text:p>
            </text:list-item>
            <text:list-item>
              <text:p text:style-name="P62"><text:span text:style-name="T18">Perfection 14</text:span> : Perfect -&gt; ??</text:p>
            </text:list-item>
            <text:list-item>
              <text:p text:style-name="P61">??</text:p>
            </text:list-item>
          </text:list>
        </text:list-item>
      </text:list>
      <text:list xml:id="list141451575860294" text:continue-list="list141451014633240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4892774633468495738" text:style-name="L44">
        <text:list-item>
          <text:p text:style-name="P63">Agafar fusta i canviar-lo per metalls a on hi ha una altra població mitjançant trade, influence o warfare</text:p>
          <text:p text:style-name="P63"/>
        </text:list-item>
        <text:list-item>
          <text:p text:style-name="P63">Atributs: </text:p>
          <text:list>
            <text:list-item>
              <text:p text:style-name="P63">Trade</text:p>
            </text:list-item>
            <text:list-item>
              <text:p text:style-name="P63">Influence</text:p>
            </text:list-item>
            <text:list-item>
              <text:p text:style-name="P63">Mobility 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 <text:span text:style-name="T29">(global)</text:span></text:p>
            </text:list-item>
            <text:list-item>
              <text:p text:style-name="P63">Warfare <text:span text:style-name="T29">(global)</text:span>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7176478136518798178" text:style-name="L45">
        <text:list-item>
          <text:list>
            <text:list-item>
              <text:p text:style-name="P64">Resources </text:p>
            </text:list-item>
            <text:list-item>
              <text:p text:style-name="P64">Resources</text:p>
            </text:list-item>
            <text:list-item>
              <text:p text:style-name="P64">Population</text:p>
            </text:list-item>
          </text:list>
        </text:list-item>
      </text:list>
      <text:list xml:id="list141452389981426" text:continue-list="list4892774633468495738" text:style-name="L44">
        <text:list-header>
          <text:p text:style-name="P63"/>
        </text:list-header>
        <text:list-item>
          <text:p text:style-name="P63">Achievements:</text:p>
        </text:list-item>
      </text:list>
      <text:list xml:id="list3769515815812950076" text:style-name="L46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8">Perfection 15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141451866394222" text:continue-list="list141452389981426" text:style-name="L44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Escena d'agricultur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4709544191040161161" text:style-name="L47">
        <text:list-item>
          <text:p text:style-name="P67">Transformar una zona àrida en una de ben cultivada</text:p>
          <text:p text:style-name="P67"/>
        </text:list-item>
        <text:list-item>
          <text:p text:style-name="P67">Atributs:</text:p>
          <text:list>
            <text:list-item>
              <text:p text:style-name="P67">Terraforming</text:p>
            </text:list-item>
            <text:list-item>
              <text:p text:style-name="P67">Technology</text:p>
            </text:list-item>
            <text:list-item>
              <text:p text:style-name="P67">Mobility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Reproduction <text:span text:style-name="T29">(global)</text:span></text:p>
            </text:list-item>
            <text:list-item>
              <text:p text:style-name="P67">Resistance <text:span text:style-name="T29">(àrea)</text:span>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5980433442525990267" text:style-name="L48">
        <text:list-item>
          <text:list>
            <text:list-item>
              <text:p text:style-name="P68">Dispersal</text:p>
            </text:list-item>
            <text:list-item>
              <text:p text:style-name="P68">Population</text:p>
            </text:list-item>
          </text:list>
        </text:list-item>
      </text:list>
      <text:list xml:id="list141452498447994" text:continue-list="list4709544191040161161" text:style-name="L47">
        <text:list-header>
          <text:p text:style-name="P67"/>
        </text:list-header>
        <text:list-item>
          <text:p text:style-name="P67">Achievements:</text:p>
        </text:list-item>
      </text:list>
      <text:list xml:id="list5518960392584067526" text:style-name="L49">
        <text:list-item>
          <text:list>
            <text:list-item>
              <text:p text:style-name="P69">?? : Success -&gt; Dibuix</text:p>
            </text:list-item>
            <text:list-item>
              <text:p text:style-name="P70"><text:span text:style-name="T18">Perfection 16</text:span> : Perfect -&gt; ??</text:p>
            </text:list-item>
            <text:list-item>
              <text:p text:style-name="P69">??</text:p>
            </text:list-item>
          </text:list>
        </text:list-item>
      </text:list>
      <text:list xml:id="list141452374932949" text:continue-list="list141452498447994" text:style-name="L47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Escena de pesc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2732975930547639920" text:style-name="L50">
        <text:list-item>
          <text:p text:style-name="P71">Expandir una població mitjançant terraforming mentre es recolecta un recurs (cal evitar sobreexplotació)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71">Exploitation</text:p>
            </text:list-item>
            <text:list-item>
              <text:p text:style-name="P71">Reproduction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Resistance <text:span text:style-name="T29">(àrea)</text:span></text:p>
            </text:list-item>
            <text:list-item>
              <text:p text:style-name="P71">Reproduction <text:span text:style-name="T29">(global)</text:span>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291511014737099801" text:style-name="L51">
        <text:list-item>
          <text:list>
            <text:list-item>
              <text:p text:style-name="P73">Population</text:p>
            </text:list-item>
            <text:list-item>
              <text:p text:style-name="P73">Dispersal</text:p>
            </text:list-item>
            <text:list-item>
              <text:p text:style-name="P73">Resources</text:p>
            </text:list-item>
          </text:list>
        </text:list-item>
      </text:list>
      <text:list xml:id="list141452510962497" text:continue-list="list2732975930547639920" text:style-name="L50">
        <text:list-header>
          <text:p text:style-name="P71"/>
        </text:list-header>
        <text:list-item>
          <text:p text:style-name="P71">Achievements:</text:p>
        </text:list-item>
      </text:list>
      <text:list xml:id="list3970119130934496099" text:style-name="L52">
        <text:list-item>
          <text:list>
            <text:list-item>
              <text:p text:style-name="P74">?? : Success -&gt; Dibuix</text:p>
            </text:list-item>
            <text:list-item>
              <text:p text:style-name="P75"><text:span text:style-name="T18">Perfection 17</text:span> : Perfect-<text:span text:style-name="T19">&gt; img miners de sulfur a java</text:span></text:p>
            </text:list-item>
            <text:list-item>
              <text:p text:style-name="P75"><text:span text:style-name="T18">Unintelligent design: EvPoints left </text:span>-&gt; <text:span text:style-name="T18">Intelligent Design</text:span></text:p>
            </text:list-item>
          </text:list>
        </text:list-item>
      </text:list>
      <text:list xml:id="list141452958864558" text:continue-list="list141452510962497" text:style-name="L50">
        <text:list-header>
          <text:p text:style-name="P71"/>
        </text:list-header>
        <text:list-item>
          <text:p text:style-name="P71">Story:</text:p>
          <text:list>
            <text:list-item>
              <text:p text:style-name="P72">Dibu: Ciutat al fons, i nau a la dreta</text:p>
            </text:list-item>
            <text:list-item>
              <text:p text:style-name="P71">Contingut: </text:p>
            </text:list-item>
            <text:list-item>
              <text:p text:style-name="P71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1162678755278907985" text:style-name="L53">
        <text:list-item>
          <text:p text:style-name="P76">Expandir una població mitjançant terraforming mentre es competeix per un recurs amb una altra cultura</text:p>
          <text:p text:style-name="P76"/>
        </text:list-item>
        <text:list-item>
          <text:p text:style-name="P76">Atributs:</text:p>
          <text:list>
            <text:list-item>
              <text:p text:style-name="P76">Terraform</text:p>
            </text:list-item>
            <text:list-item>
              <text:p text:style-name="P76">Exploitation</text:p>
            </text:list-item>
            <text:list-item>
              <text:p text:style-name="P76">Trade</text:p>
            </text:list-item>
          </text:list>
          <text:p text:style-name="P76"/>
        </text:list-item>
        <text:list-item>
          <text:p text:style-name="P76">Poders:</text:p>
          <text:list>
            <text:list-item>
              <text:p text:style-name="P76">Warfare <text:span text:style-name="T29">(global)</text:span></text:p>
            </text:list-item>
            <text:list-item>
              <text:p text:style-name="P76">Influence <text:span text:style-name="T29">(global)</text:span></text:p>
            </text:list-item>
          </text:list>
          <text:p text:style-name="P76"/>
        </text:list-item>
        <text:list-item>
          <text:p text:style-name="P76">Goals:</text:p>
        </text:list-item>
      </text:list>
      <text:list xml:id="list5309181878509465110" text:style-name="L54">
        <text:list-item>
          <text:list>
            <text:list-item>
              <text:p text:style-name="P77">Population</text:p>
            </text:list-item>
            <text:list-item>
              <text:p text:style-name="P77">Resources</text:p>
            </text:list-item>
            <text:list-item>
              <text:p text:style-name="P77">Resources</text:p>
            </text:list-item>
          </text:list>
        </text:list-item>
      </text:list>
      <text:list xml:id="list141452349026029" text:continue-list="list1162678755278907985" text:style-name="L53">
        <text:list-header>
          <text:p text:style-name="P76"/>
        </text:list-header>
        <text:list-item>
          <text:p text:style-name="P76">Achievements:</text:p>
        </text:list-item>
      </text:list>
      <text:list xml:id="list4194084073837424461" text:style-name="L55">
        <text:list-item>
          <text:list>
            <text:list-item>
              <text:p text:style-name="P78">?? : Success -&gt; Dibuix</text:p>
            </text:list-item>
            <text:list-item>
              <text:p text:style-name="P78">?? : Perfect -&gt; ??</text:p>
            </text:list-item>
            <text:list-item>
              <text:p text:style-name="P78">??</text:p>
            </text:list-item>
          </text:list>
        </text:list-item>
      </text:list>
      <text:list xml:id="list141451386820014" text:continue-list="list141452349026029" text:style-name="L53">
        <text:list-header>
          <text:p text:style-name="P76"/>
        </text:list-header>
        <text:list-item>
          <text:p text:style-name="P76">Story:</text:p>
          <text:list>
            <text:list-item>
              <text:p text:style-name="P76">Dibu: Escena d'intercanvi entre animals i un carro</text:p>
            </text:list-item>
            <text:list-item>
              <text:p text:style-name="P76">Contingut: </text:p>
            </text:list-item>
            <text:list-item>
              <text:p text:style-name="P76">Text: ""</text:p>
            </text:list-item>
          </text:list>
        </text:list-item>
      </text:list>
      <text:p text:style-name="P5">19 - Terraforming + <text:span text:style-name="T30">Warfare</text:span></text:p>
      <text:p text:style-name="P3"/>
      <text:list xml:id="list3932383151039130184" text:style-name="L56">
        <text:list-item>
          <text:p text:style-name="P90">Aconseguir suficient població per destruïr l'altra població</text:p>
          <text:p text:style-name="P79"/>
        </text:list-item>
        <text:list-item>
          <text:p text:style-name="P79">Atributs:</text:p>
          <text:list>
            <text:list-item>
              <text:p text:style-name="P79">Terraform</text:p>
            </text:list-item>
            <text:list-item>
              <text:p text:style-name="P92">Technology</text:p>
            </text:list-item>
            <text:list-item>
              <text:p text:style-name="P90">Warfar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<text:span text:style-name="T30">Reproduction</text:span> <text:span text:style-name="T29">(global)</text:span></text:p>
            </text:list-item>
            <text:list-item>
              <text:p text:style-name="P79">Mobility <text:span text:style-name="T29">(àrea)</text:span>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7030232466648939143" text:style-name="L57">
        <text:list-item>
          <text:list>
            <text:list-item>
              <text:p text:style-name="P93">Mobility</text:p>
            </text:list-item>
            <text:list-item>
              <text:p text:style-name="P91">Population</text:p>
            </text:list-item>
            <text:list-item>
              <text:p text:style-name="P91">Mobility</text:p>
            </text:list-item>
          </text:list>
        </text:list-item>
      </text:list>
      <text:list xml:id="list141452130912343" text:continue-list="list3932383151039130184" text:style-name="L56">
        <text:list-header>
          <text:p text:style-name="P79"/>
        </text:list-header>
        <text:list-item>
          <text:p text:style-name="P79">Achievements:</text:p>
        </text:list-item>
      </text:list>
      <text:list xml:id="list5114511592418941479" text:style-name="L58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41452081246627" text:continue-list="list141452130912343" text:style-name="L56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<text:span text:style-name="T30">Escena de guerra</text:span>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3"/>
      <text:p text:style-name="P5">20 – <text:span text:style-name="T31">Population + Dispersal</text:span></text:p>
      <text:p text:style-name="P3"/>
      <text:list xml:id="list4563270513648037505" text:style-name="L59">
        <text:list-item>
          <text:p text:style-name="P94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1">Atributs:</text:p>
          <text:list>
            <text:list-item>
              <text:p text:style-name="P81">Reproduction</text:p>
            </text:list-item>
            <text:list-item>
              <text:p text:style-name="P94">Technology</text:p>
            </text:list-item>
            <text:list-item>
              <text:p text:style-name="P94">Resistance</text:p>
            </text:list-item>
          </text:list>
        </text:list-item>
        <text:list-item>
          <text:p text:style-name="P81">Poders:</text:p>
          <text:list>
            <text:list-item>
              <text:p text:style-name="P94">Reproduction</text:p>
            </text:list-item>
            <text:list-item>
              <text:p text:style-name="P81">Mobility <text:span text:style-name="T29">(àrea)</text:span></text:p>
            </text:list-item>
          </text:list>
          <text:p text:style-name="P81"/>
        </text:list-item>
        <text:list-item>
          <text:p text:style-name="P82">Goals:</text:p>
          <text:list>
            <text:list-item>
              <text:p text:style-name="P94">Per eliminar la població:</text:p>
            </text:list-item>
          </text:list>
        </text:list-item>
      </text:list>
      <text:list xml:id="list8145006366508847274" text:style-name="L60">
        <text:list-item>
          <text:list>
            <text:list-item>
              <text:p text:style-name="P95">Population (a 0)</text:p>
            </text:list-item>
          </text:list>
        </text:list-item>
      </text:list>
      <text:list xml:id="list141451157626146" text:continue-list="list4563270513648037505" text:style-name="L59">
        <text:list-item>
          <text:list>
            <text:list-item>
              <text:p text:style-name="P94">Per salvar la població:</text:p>
            </text:list-item>
          </text:list>
        </text:list-item>
      </text:list>
      <text:list xml:id="list1904155256664717911" text:style-name="L61">
        <text:list-item>
          <text:p text:style-name="P96">Population</text:p>
        </text:list-item>
        <text:list-item>
          <text:p text:style-name="P96">Dispersal<text:tab/></text:p>
        </text:list-item>
      </text:list>
      <text:list xml:id="list141452060494176" text:continue-list="list141451157626146" text:style-name="L59">
        <text:list-header>
          <text:p text:style-name="P81"/>
        </text:list-header>
        <text:list-item>
          <text:p text:style-name="P81">Achievements:</text:p>
        </text:list-item>
      </text:list>
      <text:list xml:id="list1880270918888866868" text:style-name="L62">
        <text:list-item>
          <text:p text:style-name="P83"><text:span text:style-name="T17">Humans go home!</text:span> : Success -&gt; Dibuix</text:p>
        </text:list-item>
        <text:list-item>
          <text:p text:style-name="P83"><text:span text:style-name="T21">That's no moon: </text:span>Perfect<text:span text:style-name="T18">ion </text:span>&gt; <text:span text:style-name="T4">Imatge: arrivada a la lluna</text:span></text:p>
        </text:list-item>
        <text:list-item>
          <text:p text:style-name="P83"><text:span text:style-name="T16">Top gamer: No boosts</text:span><text:span text:style-name="T13">: -</text:span><text:span text:style-name="T14">&gt; </text:span><text:span text:style-name="T15">cita carl sagan</text:span></text:p>
        </text:list-item>
      </text:list>
      <text:list xml:id="list141451295276263" text:continue-list="list141452060494176" text:style-name="L59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Fi del culte als Guies, destrucció dels símbols mentre la nau marxa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30T14:14:50.648893786</dc:date>
    <dc:creator>Xavier Rubio-Campillo</dc:creator>
    <meta:editing-duration>PT13H31M26S</meta:editing-duration>
    <meta:editing-cycles>56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759" meta:character-count="8786" meta:non-whitespace-character-count="7892"/>
  </office:meta>
</office:document-meta>
</file>